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9" style:family="paragraph" style:parent-style-name="Standard" style:list-style-name="L3">
      <style:paragraph-properties fo:text-align="justify" style:justify-single-word="false"/>
      <style:text-properties fo:font-style="normal" style:font-style-asian="normal" style:font-style-complex="normal"/>
    </style:style>
    <style:style style:name="P10" style:family="paragraph" style:parent-style-name="Standard" style:list-style-name="L4">
      <style:paragraph-properties fo:text-align="justify" style:justify-single-word="false"/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pen Redirect Vulnerability</text:p>
      <text:p text:style-name="P1"/>
      <text:p text:style-name="P7">EXPLICATION</text:p>
      <text:p text:style-name="P1"/>
      <text:p text:style-name="P1">Nous avons relevé durant la phase d'énumération (voir ENUMERATION – partie 14) que les URLs permettant d'accéder aux réseaux sociaux étaient construites sur le modèle suivant :</text:p>
      <text:p text:style-name="P1"/>
      <text:p text:style-name="P2">http://192.168.1.37/index.php?page=redirect&amp;site=facebook</text:p>
      <text:p text:style-name="P1"/>
      <text:p text:style-name="P1">Cela suggère que l'application opère une redirection basée sur le contenu du paramètre d'URL "<text:span text:style-name="T1">site</text:span><text:span text:style-name="T2">". Ce qui peut être dangereux si l'input utilisateur n'est pas contrôlé ou proprement régulé.</text:span></text:p>
      <text:p text:style-name="P5"/>
      <text:p text:style-name="P5">Imaginons que l'application implémente la redirection de cette façon dans sa fonction PHP :</text:p>
      <text:p text:style-name="P5"/>
      <text:p text:style-name="P3">$redirect_url = $_GET['site'];</text:p>
      <text:p text:style-name="P3">header("Location: " . $redirect_url);</text:p>
      <text:p text:style-name="P1"/>
      <text:p text:style-name="P1">Imaginons maintenant que l'input utilisateur sur le paramètre <text:span text:style-name="T1">site </text:span>ne soit pas correctement contrôlé. Que se passerait-il si jamais j'entrais l'URL suivante :</text:p>
      <text:p text:style-name="P1"/>
      <text:p text:style-name="P2">http://192.168.1.37/index.php?page=redirect&amp;site=http://192.168.1.5:8888</text:p>
      <text:p text:style-name="P1"/>
      <text:p text:style-name="P1">L'utilisateur cliquant sur une telle URL serait redirigée, par l'application web (tout à fait légitime), vers l'URL <text:span text:style-name="T3">http://192.168.1.5:8888</text:span> (qui s'avère en l'occurence être un serveur web que je contrôle).</text:p>
      <text:p text:style-name="P1"/>
      <text:p text:style-name="P1">Il s'agit d'une classe de vulnérabilités assez connue :</text:p>
      <text:p text:style-name="P1"><text:a xlink:type="simple" xlink:href="https://cheatsheetseries.owasp.org/cheatsheets/Unvalidated_Redirects_and_Forwards_Cheat_Sheet.html" text:style-name="Internet_20_link" text:visited-style-name="Visited_20_Internet_20_Link">https://cheatsheetseries.owasp.org/cheatsheets/Unvalidated_Redirects_and_Forwards_Cheat_Sheet.html</text:a> </text:p>
      <text:p text:style-name="P1"/>
      <text:p text:style-name="P1">Ces cas de figure où l'on est capable de forcer l'application à rediriger un utilisateur vers l'URL de notre choix est plus dangereux qu'il n'y paraît. On peut utiliser ce mécanisme pour divers scénario, par exemple :</text:p>
      <text:p text:style-name="P1"/>
      <text:p text:style-name="P1">&gt; Donner plus de crédibilité à un phishing, puisqu'une URL légitime est communiquée (et qui redirige ensuite vers notre phishing).</text:p>
      <text:p text:style-name="P1">&gt; Contourner des mécanismes de sécurité implémentés pour restreindre les accès à une application. Par exemple, une application pourrait n'autoriser l'accès à certaines de ses ressources que si l'entité qui essaie d'y accéder provient d'un certain domaine, ce qu'on pourrait simuler ici.</text:p>
      <text:p text:style-name="P1"/>
      <text:p text:style-name="P1"/>
      <text:p text:style-name="P1">Bref, l'URL suivante illustrait ce concept :</text:p>
      <text:p text:style-name="P2">http://192.168.1.37/index.php?page=redirect&amp;site=http://192.168.1.5:8888</text:p>
      <text:p text:style-name="P1"/>
      <text:p text:style-name="P1">Et nous dévoile donc un <text:span text:style-name="T1">flag</text:span>.</text:p>
      <text:p text:style-name="P1"/>
      <text:p text:style-name="P1"/>
      <text:p text:style-name="P7">RESSOURCES</text:p>
      <text:p text:style-name="P1"/>
      <text:p text:style-name="P1">Un script python <text:span text:style-name="T4">permet d'automatiser la démonstration en envoyant une simple requête avec cette URL, et en affichant la page contenant le flag.</text:span></text:p>
      <text:p text:style-name="P1"><text:span text:style-name="T4"/></text:p>
      <text:p text:style-name="P1"><text:soft-page-break/><text:span text:style-name="T4"/></text:p>
      <text:p text:style-name="P7">MITIGATION</text:p>
      <text:p text:style-name="P8"/>
      <text:p text:style-name="P8">Les recommandations de Portswigger sont assez solides.</text:p>
      <text:p text:style-name="P8"/>
      <text:p text:style-name="P8">&gt; Dans le cas où on peut éviter le user-input libre :</text:p>
      <text:list xml:id="list3745403343098914550" text:style-name="L3">
        <text:list-item>
          <text:p text:style-name="P9"><text:span text:style-name="T1">Remove</text:span> the redirection function from the application, and replace links to it with direct links to the relevant target URLs.</text:p>
        </text:list-item>
        <text:list-item>
          <text:p text:style-name="P9">Maintain a server-side list of all URLs that are permitted for redirection. Instead of passing the target URL as a parameter to the redirector, pass an <text:span text:style-name="T1">index</text:span> into this list.</text:p>
        </text:list-item>
      </text:list>
      <text:p text:style-name="P8"/>
      <text:p text:style-name="P8">&gt; Dans le cas où on ne peut éviter de fournir de l'input contrôlé par l'utilisateur à la fonction de redirection :</text:p>
      <text:list xml:id="list4039833792397134223" text:style-name="L4">
        <text:list-item>
          <text:p text:style-name="P10">The application should use <text:span text:style-name="T1">relative</text:span> URLs in all of its redirects, and the redirection function should strictly validate that the URL received is a relative URL.</text:p>
        </text:list-item>
        <text:list-item>
          <text:p text:style-name="P10">The application should use URLs relative to the web root for all of its redirects, and the redirection function should <text:span text:style-name="T1">validate</text:span> that the URL received starts with a slash character. It should then prepend http://yourdomainname.com to the URL before issuing the redirect.</text:p>
        </text:list-item>
        <text:list-item>
          <text:p text:style-name="P10">The application should use absolute URLs for all of its redirects, and the redirection function should verify that the user-supplied URL begins with http://yourdomainname.com/ before issuing the redirect.</text:p>
        </text:list-item>
      </text:list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2S</meta:editing-duration>
    <meta:editing-cycles>6</meta:editing-cycles>
    <meta:generator>OpenOffice/4.1.5$Win32 OpenOffice.org_project/415m1$Build-9789</meta:generator>
    <dc:date>2021-11-03T12:58:18.36</dc:date>
    <meta:document-statistic meta:table-count="0" meta:image-count="0" meta:object-count="0" meta:page-count="2" meta:paragraph-count="30" meta:word-count="475" meta:character-count="3307"/>
    <meta:user-defined meta:name="Info 1"/>
    <meta:user-defined meta:name="Info 2"/>
    <meta:user-defined meta:name="Info 3"/>
    <meta:user-defined meta:name="Info 4"/>
  </office:meta>
</office:document-meta>
</file>